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Condensed" svg:font-family="'DejaVu Serif Condensed'" style:font-family-generic="roman" style:font-pitch="variable"/>
    <style:font-face style:name="DejaVu Sans Condensed" svg:font-family="'DejaVu Sans Condensed'"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表格1" style:family="table">
      <style:table-properties style:width="17.006cm" fo:margin-left="0cm" table:align="left"/>
    </style:style>
    <style:style style:name="表格1.A" style:family="table-column">
      <style:table-column-properties style:column-width="0.73cm"/>
    </style:style>
    <style:style style:name="表格1.B" style:family="table-column">
      <style:table-column-properties style:column-width="16.275cm"/>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deforces #109 154A Hometask Report</text:h>
      <text:p text:style-name="Text_20_body">write by gestapolur</text:p>
      <text:p text:style-name="Text_20_body">2012-02-28</text:p>
      <text:h text:style-name="Heading_20_3" text:outline-level="3">题目大意</text:h>
      <text:p text:style-name="Standard"><text:tab/>给出一个长度不超过10^5的小写字母字符串，每种字符至多与一种字符相冲突。相冲突的字符不能够相邻，求最少去掉多少个字符使得剩下的字符没有相冲突的字符存在（去掉一个字符之后该字符两边的字符就会成为相邻的字符）。</text:p>
      <text:h text:style-name="Heading_20_3" text:outline-level="3">算法分析</text:h>
      <text:p text:style-name="Standard"><text:tab/>可以想到最后的字符串必然是原字符串的一个子序列。并且既然字符去掉了之后又会和旁边的字符相邻，那么如果一个区间内有两种相互冲突的字符，必然要使得其中一种字符完全消失才能避免冲突。显然只有单去一种的方案是最优的。因为任何一个去掉两种字符的方案都可以优化到只去掉某一种字符的方案。所以在这个区间里去掉两种字符较少的一类就可以了。</text:p>
      <text:p text:style-name="Standard"><text:tab/>因此只要找出所有的这样的区间统计所有的要去掉的字符个数就可以了。</text:p>
      <text:h text:style-name="Heading_20_3" text:outline-level="3">解题过程</text:h>
      <text:p text:style-name="Standard"><text:tab/>这题比赛的时候开始想到动态规划，但是没有想到在N*logN以内的状态。后面从结束的状态想到可以贪心于是用了上面的算法。但是具体写的时候代码里有一个地方漏判导致RE，这个错误后来还找了很久。</text:p>
      <text:h text:style-name="Heading_20_3" text:outline-level="3">参考代码</text:h>
      <table:table table:name="表格1" table:style-name="表格1">
        <table:table-column table:style-name="表格1.A"/>
        <table:table-column table:style-name="表格1.B"/>
        <table:table-row>
          <table:table-cell table:style-name="表格1.A1" office:value-type="string">
            <text:p text:style-name="Table_20_Contents"/>
          </table:table-cell>
          <table:table-cell table:style-name="表格1.B1" office:value-type="string">
            <text:p text:style-name="Table_20_Contents">/*</text:p>
            <text:p text:style-name="Table_20_Contents"><text:s text:c="2"/>CF #109 154A</text:p>
            <text:p text:style-name="Table_20_Contents"><text:s text:c="2"/>ACCEPTED</text:p>
            <text:p text:style-name="Table_20_Contents"><text:s text:c="2"/>2012-02-28</text:p>
            <text:p text:style-name="Table_20_Contents">*/</text:p>
            <text:p text:style-name="Table_20_Contents">#include&lt;iostream&gt;</text:p>
            <text:p text:style-name="Table_20_Contents">#include&lt;cstdlib&gt;</text:p>
            <text:p text:style-name="Table_20_Contents">#include&lt;cstdio&gt;</text:p>
            <text:p text:style-name="Table_20_Contents">#include&lt;cstring&gt;</text:p>
            <text:p text:style-name="Table_20_Contents">#include&lt;string&gt;</text:p>
            <text:p text:style-name="Table_20_Contents">#include&lt;vector&gt;</text:p>
            <text:p text:style-name="Table_20_Contents">#include&lt;cmath&gt;</text:p>
            <text:p text:style-name="Table_20_Contents">#define MAXN 100002</text:p>
            <text:p text:style-name="Table_20_Contents">using namespace std;</text:p>
            <text:p text:style-name="Table_20_Contents"/>
            <text:p text:style-name="Table_20_Contents">int n , m ;</text:p>
            <text:p text:style-name="Table_20_Contents">string a , cb ;</text:p>
            <text:p text:style-name="Table_20_Contents">int b[ MAXN ];</text:p>
            <text:p text:style-name="Table_20_Contents">bool w[ 30 ][ 30 ];</text:p>
            <text:p text:style-name="Table_20_Contents"><text:soft-page-break/></text:p>
            <text:p text:style-name="Table_20_Contents">void init()</text:p>
            <text:p text:style-name="Table_20_Contents">{</text:p>
            <text:p text:style-name="Table_20_Contents"><text:s text:c="2"/>char ca , cbb;</text:p>
            <text:p text:style-name="Table_20_Contents"><text:s text:c="2"/>cin&gt;&gt;a;</text:p>
            <text:p text:style-name="Table_20_Contents"><text:s text:c="2"/>m = a.size();</text:p>
            <text:p text:style-name="Table_20_Contents"><text:s text:c="2"/>cin&gt;&gt;n;</text:p>
            <text:p text:style-name="Table_20_Contents"><text:s text:c="2"/>cin.get();</text:p>
            <text:p text:style-name="Table_20_Contents"><text:s text:c="2"/>for( int i = 1 ; i &lt;= n ; ++ i )</text:p>
            <text:p text:style-name="Table_20_Contents"><text:s text:c="4"/>{</text:p>
            <text:p text:style-name="Table_20_Contents"><text:s text:c="6"/>cin.get( ca );</text:p>
            <text:p text:style-name="Table_20_Contents"><text:s text:c="6"/>cin.get( cbb );</text:p>
            <text:p text:style-name="Table_20_Contents"><text:s text:c="6"/>cin.get();</text:p>
            <text:p text:style-name="Table_20_Contents"><text:s text:c="3"/></text:p>
            <text:p text:style-name="Table_20_Contents"><text:s text:c="6"/>w[ ca - 'a' + 1 ][ cbb - 'a' + 1 ] = true;</text:p>
            <text:p text:style-name="Table_20_Contents"><text:s text:c="6"/>w[ cbb - 'a' + 1 ][ ca - 'a' + 1 ] = true;</text:p>
            <text:p text:style-name="Table_20_Contents"><text:s text:c="4"/>}</text:p>
            <text:p text:style-name="Table_20_Contents"><text:s text:c="2"/></text:p>
            <text:p text:style-name="Table_20_Contents"><text:s text:c="2"/>b[ 0 ] = 1; b[ 1 ] = 1 ; cb.push_back( a[ 0 ] );</text:p>
            <text:p text:style-name="Table_20_Contents"/>
            <text:p text:style-name="Table_20_Contents"><text:s text:c="2"/>for( int i = 1 ; i &lt; m ; ++ i )</text:p>
            <text:p text:style-name="Table_20_Contents"><text:s text:c="4"/>{</text:p>
            <text:p text:style-name="Table_20_Contents"><text:s text:c="6"/>if( a[ i ] == a[ i - 1 ] )</text:p>
            <text:p text:style-name="Table_20_Contents"><text:s text:c="8"/>++ b[ b[ 0 ] ];</text:p>
            <text:p text:style-name="Table_20_Contents"><text:s text:c="6"/>else</text:p>
            <text:p text:style-name="Table_20_Contents"><text:s text:c="8"/>{ ++ b[ 0 ] ; b[ b[ 0 ] ] = 1 ; cb.push_back( a[ i ] ); }</text:p>
            <text:p text:style-name="Table_20_Contents"><text:s text:c="4"/>}</text:p>
            <text:p text:style-name="Table_20_Contents"/>
            <text:p text:style-name="Table_20_Contents"><text:s text:c="2"/>return ;</text:p>
            <text:p text:style-name="Table_20_Contents">}</text:p>
            <text:p text:style-name="Table_20_Contents"/>
            <text:p text:style-name="Table_20_Contents">int min( int a , int b ){ return a &lt; b ? a : b ; }</text:p>
            <text:p text:style-name="Table_20_Contents"/>
            <text:p text:style-name="Table_20_Contents">void work()</text:p>
            <text:p text:style-name="Table_20_Contents">{</text:p>
            <text:p text:style-name="Table_20_Contents"><text:s text:c="2"/>int cnt = 0 ;</text:p>
            <text:p text:style-name="Table_20_Contents"/>
            <text:p text:style-name="Table_20_Contents"><text:s text:c="2"/>int ta , tb , rep ;</text:p>
            <text:p text:style-name="Table_20_Contents"><text:s text:c="2"/>for( int i = 2 ; i &lt;= b[ 0 ] ; ++ i )</text:p>
            <text:p text:style-name="Table_20_Contents"><text:s text:c="4"/>{</text:p>
            <text:p text:style-name="Table_20_Contents"><text:s text:c="5"/></text:p>
            <text:p text:style-name="Table_20_Contents"><text:s text:c="6"/>if( w[ cb[ i - 1 ] - 'a' + 1 ][ cb[ i - 2 ] - 'a' + 1 ] )</text:p>
            <text:p text:style-name="Table_20_Contents"><text:s text:c="8"/>{</text:p>
            <text:p text:style-name="Table_20_Contents"><text:soft-page-break/><text:s text:c="10"/>rep = 0; ta = 0 ; tb = 0 ;</text:p>
            <text:p text:style-name="Table_20_Contents"><text:s text:c="10"/>while( w[ cb[ i - 1 ] - 'a' + 1 ][ cb[ i - 2 ] - 'a' + 1 ] and i &lt;= b[ 0 ] )</text:p>
            <text:p text:style-name="Table_20_Contents"><text:s text:c="12"/>{ </text:p>
            <text:p text:style-name="Table_20_Contents"><text:s text:c="14"/>if( rep == 0 )</text:p>
            <text:p text:style-name="Table_20_Contents"><text:s text:c="16"/>{ ta = b[ i - 1 ]; tb = b[ i ] ; }</text:p>
            <text:p text:style-name="Table_20_Contents"><text:s text:c="14"/>else if( rep % 2 == 1 )</text:p>
            <text:p text:style-name="Table_20_Contents"><text:s text:c="16"/>ta += b[ i ];</text:p>
            <text:p text:style-name="Table_20_Contents"><text:s text:c="14"/>else</text:p>
            <text:p text:style-name="Table_20_Contents"><text:s text:c="16"/>tb += b[ i ];</text:p>
            <text:p text:style-name="Table_20_Contents"><text:s text:c="14"/>++ rep ; ++ i ;</text:p>
            <text:p text:style-name="Table_20_Contents"><text:s text:c="12"/>}</text:p>
            <text:p text:style-name="Table_20_Contents"><text:s text:c="10"/>cnt += min( ta , tb );</text:p>
            <text:p text:style-name="Table_20_Contents"><text:s text:c="8"/>}</text:p>
            <text:p text:style-name="Table_20_Contents"><text:s text:c="4"/>}</text:p>
            <text:p text:style-name="Table_20_Contents"><text:s text:c="2"/>cout&lt;&lt;cnt&lt;&lt;"\n";</text:p>
            <text:p text:style-name="Table_20_Contents"/>
            <text:p text:style-name="Table_20_Contents"><text:s text:c="2"/>return ;</text:p>
            <text:p text:style-name="Table_20_Contents">}</text:p>
            <text:p text:style-name="Table_20_Contents"/>
            <text:p text:style-name="Table_20_Contents">int main()</text:p>
            <text:p text:style-name="Table_20_Contents">{</text:p>
            <text:p text:style-name="Table_20_Contents"><text:s text:c="2"/>init();</text:p>
            <text:p text:style-name="Table_20_Contents"/>
            <text:p text:style-name="Table_20_Contents"><text:s text:c="2"/>work();</text:p>
            <text:p text:style-name="Table_20_Contents"><text:s text:c="2"/></text:p>
            <text:p text:style-name="Table_20_Contents"><text:s text:c="2"/>return 0;</text:p>
            <text:p text:style-name="Table_20_Content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erif Condensed" svg:font-family="'DejaVu Serif Condensed'" style:font-family-generic="roman" style:font-pitch="variable"/>
    <style:font-face style:name="DejaVu Sans Condensed" svg:font-family="'DejaVu Sans Condensed'"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Condensed"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Condensed"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stapolur </meta:initial-creator>
    <meta:creation-date>2012-02-28T16:07:52</meta:creation-date>
    <dc:date>2012-02-28T16:29:38</dc:date>
    <dc:creator>gestapolur </dc:creator>
    <meta:editing-duration>PT21M47S</meta:editing-duration>
    <meta:editing-cycles>14</meta:editing-cycles>
    <meta:generator>LibreOffice/3.4$Linux LibreOffice_project/340m1$Build-402</meta:generator>
    <meta:document-statistic meta:table-count="1" meta:image-count="0" meta:object-count="0" meta:page-count="3" meta:paragraph-count="90" meta:word-count="495" meta:character-count="1944" meta:non-whitespace-character-count="1368"/>
  </office:meta>
</office:document-meta>
</file>